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officeooo:rsid="0003ca24" officeooo:paragraph-rsid="0003ca24" style:font-size-asian="12.1999998092651pt" style:font-size-complex="14pt"/>
    </style:style>
    <style:style style:name="P2" style:family="paragraph" style:parent-style-name="Standard" style:list-style-name="L2">
      <style:paragraph-properties fo:text-align="start" style:justify-single-word="false"/>
      <style:text-properties fo:font-size="12pt" fo:language="es" fo:country="AR" style:text-underline-style="none" officeooo:rsid="00042f7b" officeooo:paragraph-rsid="00042f7b" style:font-size-asian="10.5pt" style:font-size-complex="12pt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2pt" fo:language="es" fo:country="AR" style:text-underline-style="none" officeooo:rsid="000574ed" officeooo:paragraph-rsid="000574ed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language="es" fo:country="AR" style:text-underline-style="none" officeooo:rsid="000574ed" officeooo:paragraph-rsid="000574ed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language="es" fo:country="AR" style:text-underline-style="none" officeooo:rsid="00090e62" officeooo:paragraph-rsid="00090e62" style:font-size-asian="10.5pt" style:font-size-complex="12pt"/>
    </style:style>
    <style:style style:name="T1" style:family="text">
      <style:text-properties officeooo:rsid="000506b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WM Modulación por ancho de pulso</text:p>
      <text:p text:style-name="P1"/>
      <text:list xml:id="list1492674705" text:style-name="L2">
        <text:list-item>
          <text:p text:style-name="P2">Calcular valor pico, valor eficaz y valor medio de una señal PWM lineal</text:p>
        </text:list-item>
        <text:list-item>
          <text:p text:style-name="P2">Investigar como generar PWM con componentes analógicos</text:p>
        </text:list-item>
        <text:list-item>
          <text:p text:style-name="P2">Investigar como generar PWM con componentes digitales discretos</text:p>
        </text:list-item>
        <text:list-item>
          <text:p text:style-name="P2">Investigar cuantas salidas de PWM tiene un modulo ESP32 <text:span text:style-name="T1">¿Cual es la frecuencia predeterminada? Como re programar la frecuencia PWM.</text:span></text:p>
        </text:list-item>
        <text:list-item>
          <text:p text:style-name="P3">Realizar un ejemplo de como realizar una salida de PWM de software</text:p>
        </text:list-item>
      </text:list>
      <text:p text:style-name="P4"/>
      <text:p text:style-name="P5">De un esp32 el valor pico es el valor digital 1 es decir 3,3V,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4T20:06:54.797271686</meta:creation-date>
    <dc:date>2022-06-14T20:49:03.722298817</dc:date>
    <meta:editing-duration>PT31M56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7" meta:word-count="85" meta:character-count="486" meta:non-whitespace-character-count="412"/>
  </office:meta>
</office:document-meta>
</file>